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is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getOwn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getNod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get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getSchemaTyp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Att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mpl.AttrImpl( Element element , String prefix , String localpart , String rawname , String uri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